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094993" officeooo:paragraph-rsid="00094993" style:font-size-asian="20pt" style:font-size-complex="20pt"/>
    </style:style>
    <style:style style:name="P2" style:family="paragraph" style:parent-style-name="Standard">
      <style:text-properties fo:language="fr" fo:country="FR" officeooo:rsid="00094993" officeooo:paragraph-rsid="00094993"/>
    </style:style>
    <style:style style:name="P3" style:family="paragraph" style:parent-style-name="Standard">
      <style:text-properties fo:language="fr" fo:country="FR" officeooo:rsid="00094993" officeooo:paragraph-rsid="000c6078"/>
    </style:style>
    <style:style style:name="P4" style:family="paragraph" style:parent-style-name="Standard">
      <style:text-properties fo:language="fr" fo:country="FR" style:text-underline-style="none" officeooo:rsid="00094993" officeooo:paragraph-rsid="00094993"/>
    </style:style>
    <style:style style:name="P5" style:family="paragraph" style:parent-style-name="Standard">
      <style:text-properties fo:language="fr" fo:country="FR" style:text-underline-style="none" officeooo:rsid="00094993" officeooo:paragraph-rsid="000afd5a"/>
    </style:style>
    <style:style style:name="P6" style:family="paragraph" style:parent-style-name="Standard">
      <style:text-properties fo:language="fr" fo:country="FR" style:text-underline-style="solid" style:text-underline-width="auto" style:text-underline-color="font-color" fo:font-weight="normal" officeooo:rsid="000c6078" officeooo:paragraph-rsid="000c6078" style:font-weight-asian="normal" style:font-weight-complex="normal"/>
    </style:style>
    <style:style style:name="P7" style:family="paragraph" style:parent-style-name="Standard">
      <style:text-properties fo:language="fr" fo:country="FR" fo:font-weight="bold" officeooo:rsid="00094993" officeooo:paragraph-rsid="00094993" style:font-weight-asian="bold" style:font-weight-complex="bold"/>
    </style:style>
    <style:style style:name="P8" style:family="paragraph" style:parent-style-name="Standard">
      <style:text-properties fo:language="fr" fo:country="FR" fo:font-style="italic" style:text-underline-style="none" officeooo:rsid="000e8218" officeooo:paragraph-rsid="000e8218" style:font-style-asian="italic" style:font-style-complex="italic"/>
    </style:style>
    <style:style style:name="P9" style:family="paragraph" style:parent-style-name="Standard">
      <style:text-properties fo:font-size="12pt" fo:language="fr" fo:country="FR" style:text-underline-style="solid" style:text-underline-width="auto" style:text-underline-color="font-color" fo:font-weight="normal" officeooo:rsid="00094993" officeooo:paragraph-rsid="00094993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language="fr" fo:country="FR" style:text-underline-style="none" fo:font-weight="normal" officeooo:rsid="00094993" officeooo:paragraph-rsid="00094993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fr" fo:country="FR" style:text-underline-style="none" officeooo:rsid="00094993" officeooo:paragraph-rsid="00094993" style:font-size-asian="10.5pt" style:font-size-complex="12pt"/>
    </style:style>
    <style:style style:name="P12" style:family="paragraph" style:parent-style-name="Standard">
      <style:text-properties fo:font-size="12pt" fo:language="fr" fo:country="FR" style:text-underline-style="none" officeooo:rsid="000c6078" officeooo:paragraph-rsid="000c6078" style:font-size-asian="10.5pt" style:font-size-complex="12pt"/>
    </style:style>
    <style:style style:name="P13" style:family="paragraph" style:parent-style-name="Standard" style:list-style-name="L2">
      <style:text-properties officeooo:paragraph-rsid="000afd5a"/>
    </style:style>
    <style:style style:name="P14" style:family="paragraph" style:parent-style-name="Standard" style:list-style-name="L2">
      <style:text-properties officeooo:rsid="000afd5a" officeooo:paragraph-rsid="000afd5a"/>
    </style:style>
    <style:style style:name="P15" style:family="paragraph" style:parent-style-name="Standard" style:list-style-name="L2">
      <style:text-properties officeooo:rsid="000c6078" officeooo:paragraph-rsid="000c6078"/>
    </style:style>
    <style:style style:name="P16" style:family="paragraph" style:parent-style-name="Standard" style:list-style-name="L3">
      <style:text-properties officeooo:rsid="000c6078" officeooo:paragraph-rsid="000c6078"/>
    </style:style>
    <style:style style:name="P17" style:family="paragraph" style:parent-style-name="Standard">
      <style:text-properties officeooo:rsid="000c6078" officeooo:paragraph-rsid="000c6078"/>
    </style:style>
    <style:style style:name="P18" style:family="paragraph" style:parent-style-name="Standard" style:list-style-name="L4">
      <style:text-properties officeooo:rsid="000c6078" officeooo:paragraph-rsid="000c6078"/>
    </style:style>
    <style:style style:name="P19" style:family="paragraph" style:parent-style-name="Standard" style:list-style-name="L5">
      <style:text-properties officeooo:rsid="000c6078" officeooo:paragraph-rsid="000c6078"/>
    </style:style>
    <style:style style:name="P20" style:family="paragraph" style:parent-style-name="Standard" style:list-style-name="L3">
      <style:text-properties officeooo:paragraph-rsid="000c6078"/>
    </style:style>
    <style:style style:name="P21" style:family="paragraph" style:parent-style-name="Standard" style:list-style-name="L4">
      <style:text-properties officeooo:paragraph-rsid="000c6078"/>
    </style:style>
    <style:style style:name="P22" style:family="paragraph" style:parent-style-name="Standard" style:list-style-name="L5">
      <style:text-properties officeooo:rsid="000cab0c" officeooo:paragraph-rsid="000cab0c"/>
    </style:style>
    <style:style style:name="P23" style:family="paragraph" style:parent-style-name="Standard">
      <style:text-properties officeooo:rsid="000cab0c" officeooo:paragraph-rsid="000cab0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0c6078" style:font-size-asian="16pt" style:font-weight-asian="bold" style:font-size-complex="16pt" style:font-weight-complex="bold"/>
    </style:style>
    <style:style style:name="T5" style:family="text">
      <style:text-properties fo:font-size="16pt" style:text-underline-style="solid" style:text-underline-width="auto" style:text-underline-color="font-color" officeooo:rsid="000c6078" style:font-size-asian="14pt" style:font-size-complex="16pt"/>
    </style:style>
    <style:style style:name="T6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officeooo:rsid="000afd5a"/>
    </style:style>
    <style:style style:name="T8" style:family="text">
      <style:text-properties fo:language="fr" fo:country="FR" style:text-underline-style="none"/>
    </style:style>
    <style:style style:name="T9" style:family="text">
      <style:text-properties fo:language="fr" fo:country="FR" style:text-underline-style="none" officeooo:rsid="000afd5a"/>
    </style:style>
    <style:style style:name="T10" style:family="text">
      <style:text-properties fo:language="fr" fo:country="FR" style:text-underline-style="none" officeooo:rsid="000c6078"/>
    </style:style>
    <style:style style:name="T11" style:family="text">
      <style:text-properties fo:language="fr" fo:country="FR" style:text-underline-style="none" officeooo:rsid="000f9315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1</text:p>
      <text:p text:style-name="P1">03/05/17</text:p>
      <text:p text:style-name="P2"/>
      <text:p text:style-name="P2"/>
      <text:p text:style-name="P7"><text:span text:style-name="T2">Répartition des tâches :</text:span></text:p>
      <text:p text:style-name="P2"><text:line-break/>Marco : <text:tab/>Design + IA + Testeur</text:p>
      <text:p text:style-name="P2">Benji : <text:tab/><text:tab/>IHM<text:line-break/>Thomas : <text:tab/>IHM + Moteur + Intégrateur<text:line-break/>Antoine : <text:tab/>Moteur<text:line-break/>Max : <text:tab/><text:tab/>IA + Moteur<text:line-break/>Flo : <text:tab/><text:tab/>IA + Moteur + Rapporteur<text:line-break/> <text:s/></text:p>
      <text:p text:style-name="P3"><text:line-break/><text:span text:style-name="T3">Structure de données </text:span><text:span text:style-name="T4">(Modélisation MVC) </text:span><text:span text:style-name="T3">:</text:span><text:span text:style-name="T6"> </text:span></text:p>
      <text:p text:style-name="P3"/>
      <text:p text:style-name="P6"><text:span text:style-name="T1">Moteur :</text:span></text:p>
      <text:p text:style-name="P4"/>
      <text:list xml:id="list5414802597338681175" text:style-name="L1">
        <text:list-item>
          <text:p text:style-name="P10">Terrain :</text:p>
        </text:list-item>
      </text:list>
      <text:p text:style-name="P9"/>
      <text:p text:style-name="P4"><text:tab/>- Tableau 2D ? 3D ?</text:p>
      <text:p text:style-name="P4"><text:tab/>- Liste ?</text:p>
      <text:p text:style-name="P4"/>
      <text:p text:style-name="P4"><text:tab/>Le plus pratique pour les déplacements des pièces ? <text:span text:style-name="T7">Considérer les voisins !</text:span></text:p>
      <text:p text:style-name="P4"><text:tab/>→ Temps de recherche <text:span text:style-name="T7">minimal</text:span></text:p>
      <text:p text:style-name="P5"/>
      <text:p text:style-name="P5"><text:tab/>- IHM : origine du repère ?</text:p>
      <text:p text:style-name="P5"><text:tab/>→ Eviter les indices négatifs si on utilise un tableau</text:p>
      <text:p text:style-name="P5"><text:tab/>→<text:span text:style-name="T7"> Terrain potentiellement extensible à l'infini !</text:span></text:p>
      <text:p text:style-name="P5"><text:span text:style-name="T7"><text:tab/><text:tab/>=&gt; Recentrage du terrain ? Modification du repère IHM ? Et/ou des indices de <text:tab/><text:tab/><text:tab/>tableau/liste dans le moteur ? </text:span></text:p>
      <text:p text:style-name="P4"/>
      <text:list xml:id="list8461678881267596852" text:style-name="L2">
        <text:list-item>
          <text:p text:style-name="P13"><text:span text:style-name="T9">Pièces :</text:span></text:p>
          <text:list>
            <text:list-header>
              <text:p text:style-name="P14"><text:span text:style-name="T8">Une classe par type de pièce. Chaque classe contient une méthode de déplacement pour cette pièce.</text:span></text:p>
              <text:p text:style-name="P14"><text:span text:style-name="T8">Prendrait un terrain en paramètre.</text:span></text:p>
              <text:p text:style-name="P15"><text:span text:style-name="T8">Classe abstraite Piece mère des classes concrètes des pièces.</text:span></text:p>
            </text:list-header>
          </text:list>
        </text:list-item>
      </text:list>
      <text:p text:style-name="P17"/>
      <text:p text:style-name="P17"><text:span text:style-name="T8"><text:tab/>Représentation des pièces en int ?</text:span></text:p>
      <text:p text:style-name="P17"><text:span text:style-name="T8"><text:tab/><text:tab/>→ Mieux pou</text:span><text:span text:style-name="T11">r</text:span><text:span text:style-name="T8"> l'IA : </text:span><text:span text:style-name="T11">optimisation de l'espace mémoire et de la rapidité d'exécution</text:span></text:p>
      <text:p text:style-name="P17"><text:span text:style-name="T8"><text:tab/><text:tab/>→ Organisation et développement/debug plus compliqués</text:span></text:p>
      <text:p text:style-name="P17"><text:span text:style-name="T8"><text:tab/><text:tab/>→ Moins adaptable qu'une représentation en classes pour de nouvelles données à <text:tab/><text:tab/>stocker, de nouvelles pièces…</text:span></text:p>
      <text:p text:style-name="P17"/>
      <text:p text:style-name="P17"><text:span text:style-name="T8"><text:tab/><text:tab/>2 méthodes pour le déplacement ?</text:span></text:p>
      <text:p text:style-name="P17"><text:span text:style-name="T8"><text:tab/><text:tab/>→ une avec l'objet dans le Core</text:span></text:p>
      <text:p text:style-name="P17"><text:span text:style-name="T8"><text:tab/><text:tab/>→ une avec une représentation en int pour les IA pour optimiser les calculs qui sera <text:tab/><text:tab/>retraduite lors du renvoi du coup choisi au Core.</text:span></text:p>
      <text:p text:style-name="P4"/>
      <text:list xml:id="list1932406891130465584" text:style-name="L3">
        <text:list-item>
          <text:p text:style-name="P20"><text:span text:style-name="T10">Joueurs :</text:span></text:p>
          <text:list>
            <text:list-header>
              <text:p text:style-name="P16"><text:soft-page-break/><text:span text:style-name="T8">2 classes : Human et AI, filles d'une classe abstraite AbstractPlayer.</text:span></text:p>
              <text:p text:style-name="P16"><text:span text:style-name="T8">Permet l'héritage d'attribut comme la couleur, la liste des pièces du joueur…</text:span></text:p>
              <text:p text:style-name="P16"><text:span text:style-name="T8">Appellent une méthode DéplacementsPossibles du Core et retournent une nouvelle configuration de jeu au Core.</text:span></text:p>
            </text:list-header>
          </text:list>
        </text:list-item>
      </text:list>
      <text:p text:style-name="P17"/>
      <text:list xml:id="list5479265993847407040" text:style-name="L4">
        <text:list-item>
          <text:p text:style-name="P21"><text:span text:style-name="T10">Classe configuration (State) :</text:span></text:p>
          <text:list>
            <text:list-header>
              <text:p text:style-name="P18"><text:span text:style-name="T8">Contiendrait les infos Terrain et Joueurs.</text:span></text:p>
              <text:p text:style-name="P18"><text:span text:style-name="T8">Utile pour les sauvegardes. Contient toutes les infos nécessaires à la fois pour l'IHM et l'IA.</text:span></text:p>
              <text:p text:style-name="P18"><text:span text:style-name="T8">→ Configurations passées à l'IHM pour le rafraîchissement à chaque tour de jeu.</text:span></text:p>
            </text:list-header>
          </text:list>
        </text:list-item>
      </text:list>
      <text:p text:style-name="P17"/>
      <text:list xml:id="list1435088360143035157" text:style-name="L5">
        <text:list-item>
          <text:p text:style-name="P19"><text:span text:style-name="T8">Classe History :</text:span></text:p>
          <text:list>
            <text:list-header>
              <text:p text:style-name="P22"><text:span text:style-name="T8">Historique des coups joués. Permet l'annulation, l'affichage des coups joués ? </text:span></text:p>
            </text:list-header>
          </text:list>
        </text:list-item>
      </text:list>
      <text:p text:style-name="P23"><text:span text:style-name="T8"><text:tab/><text:tab/>→ Contient une liste de State</text:span></text:p>
      <text:p text:style-name="P4"/>
      <text:p text:style-name="P8">Premier jet diagramme UML.</text:p>
      <text:p text:style-name="P4"/>
      <text:p text:style-name="P4"><text:s/><text:span text:style-name="T5">IA :</text:span></text:p>
      <text:p text:style-name="P11"/>
      <text:p text:style-name="P12">3 IAs : Facile, Moyen, Difficile</text:p>
      <text:p text:style-name="P12">Facile : Coups quasi aléatoires</text:p>
      <text:p text:style-name="P12">Difficile : Algo Minimax ?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8:00:46.665000000</meta:creation-date>
    <dc:date>2017-05-03T18:45:03.240000000</dc:date>
    <meta:editing-duration>PT13M14S</meta:editing-duration>
    <meta:editing-cycles>4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43" meta:word-count="367" meta:character-count="2105" meta:non-whitespace-character-count="1747"/>
  </office:meta>
</office:document-meta>
</file>